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56434" officeooo:paragraph-rsid="00071599"/>
    </style:style>
    <style:style style:name="P2" style:family="paragraph" style:parent-style-name="Preformatted_20_Text">
      <style:text-properties officeooo:rsid="00056434" officeooo:paragraph-rsid="0009fe59"/>
    </style:style>
    <style:style style:name="P3" style:family="paragraph" style:parent-style-name="Preformatted_20_Text">
      <style:text-properties fo:font-weight="normal" officeooo:rsid="00056434" officeooo:paragraph-rsid="00056434" style:font-weight-asian="normal" style:font-weight-complex="normal"/>
    </style:style>
    <style:style style:name="P4" style:family="paragraph" style:parent-style-name="Preformatted_20_Text">
      <style:text-properties fo:font-weight="normal" officeooo:rsid="00056434" officeooo:paragraph-rsid="00061d39" style:font-weight-asian="normal" style:font-weight-complex="normal"/>
    </style:style>
    <style:style style:name="P5" style:family="paragraph" style:parent-style-name="Preformatted_20_Text">
      <style:text-properties fo:font-weight="normal" officeooo:rsid="00056434" officeooo:paragraph-rsid="0006a11a" style:font-weight-asian="normal" style:font-weight-complex="normal"/>
    </style:style>
    <style:style style:name="P6" style:family="paragraph" style:parent-style-name="Preformatted_20_Text">
      <style:text-properties fo:font-weight="normal" officeooo:rsid="00056434" officeooo:paragraph-rsid="000863f7" style:font-weight-asian="normal" style:font-weight-complex="normal"/>
    </style:style>
    <style:style style:name="P7" style:family="paragraph" style:parent-style-name="Preformatted_20_Text">
      <style:text-properties fo:font-weight="normal" officeooo:rsid="00056434" officeooo:paragraph-rsid="0009fe59" style:font-weight-asian="normal" style:font-weight-complex="normal"/>
    </style:style>
    <style:style style:name="P8" style:family="paragraph" style:parent-style-name="Preformatted_20_Text">
      <style:text-properties officeooo:rsid="000b4fe2" officeooo:paragraph-rsid="000b4fe2"/>
    </style:style>
    <style:style style:name="P9" style:family="paragraph" style:parent-style-name="Standard">
      <style:text-properties officeooo:rsid="00056434" officeooo:paragraph-rsid="00056434"/>
    </style:style>
    <style:style style:name="P10" style:family="paragraph" style:parent-style-name="Standard">
      <style:text-properties officeooo:rsid="00056434" officeooo:paragraph-rsid="00071599"/>
    </style:style>
    <style:style style:name="P11" style:family="paragraph" style:parent-style-name="Standard">
      <style:text-properties officeooo:rsid="00056434" officeooo:paragraph-rsid="000863f7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056434" officeooo:paragraph-rsid="00056434" style:font-size-asian="20pt" style:font-weight-asian="bold" style:font-size-complex="20pt" style:font-weight-complex="bold"/>
    </style:style>
    <style:style style:name="P13" style:family="paragraph" style:parent-style-name="Standard">
      <style:text-properties fo:font-weight="normal" officeooo:rsid="00056434" officeooo:paragraph-rsid="00056434" style:font-weight-asian="normal" style:font-weight-complex="normal"/>
    </style:style>
    <style:style style:name="P14" style:family="paragraph" style:parent-style-name="Standard">
      <style:text-properties fo:font-weight="normal" officeooo:rsid="00056434" officeooo:paragraph-rsid="00061d39" style:font-weight-asian="normal" style:font-weight-complex="normal"/>
    </style:style>
    <style:style style:name="P15" style:family="paragraph" style:parent-style-name="Standard">
      <style:text-properties fo:font-weight="normal" officeooo:rsid="00056434" officeooo:paragraph-rsid="0006a11a" style:font-weight-asian="normal" style:font-weight-complex="normal"/>
    </style:style>
    <style:style style:name="P16" style:family="paragraph" style:parent-style-name="Standard">
      <style:text-properties fo:font-weight="normal" officeooo:rsid="00056434" officeooo:paragraph-rsid="000863f7" style:font-weight-asian="normal" style:font-weight-complex="normal"/>
    </style:style>
    <style:style style:name="P17" style:family="paragraph" style:parent-style-name="Standard">
      <style:text-properties fo:font-weight="bold" officeooo:rsid="00056434" officeooo:paragraph-rsid="00061d39" style:font-weight-asian="bold" style:font-weight-complex="bold"/>
    </style:style>
    <style:style style:name="P18" style:family="paragraph" style:parent-style-name="Standard">
      <style:text-properties fo:font-weight="bold" officeooo:rsid="00056434" officeooo:paragraph-rsid="0006a11a" style:font-weight-asian="bold" style:font-weight-complex="bold"/>
    </style:style>
    <style:style style:name="P19" style:family="paragraph" style:parent-style-name="Standard">
      <style:text-properties fo:font-weight="bold" officeooo:rsid="00056434" officeooo:paragraph-rsid="00071599" style:font-weight-asian="bold" style:font-weight-complex="bold"/>
    </style:style>
    <style:style style:name="P20" style:family="paragraph" style:parent-style-name="Standard">
      <style:text-properties fo:font-weight="bold" officeooo:rsid="00056434" officeooo:paragraph-rsid="000863f7" style:font-weight-asian="bold" style:font-weight-complex="bold"/>
    </style:style>
    <style:style style:name="P21" style:family="paragraph" style:parent-style-name="Standard">
      <style:text-properties fo:font-weight="bold" officeooo:rsid="00056434" officeooo:paragraph-rsid="0009fe59" style:font-weight-asian="bold" style:font-weight-complex="bold"/>
    </style:style>
    <style:style style:name="P22" style:family="paragraph" style:parent-style-name="Standard">
      <style:text-properties style:font-name="Liberation Mono" fo:font-size="10pt" fo:font-weight="normal" officeooo:rsid="00056434" officeooo:paragraph-rsid="000863f7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9fe59"/>
    </style:style>
    <style:style style:name="T3" style:family="text">
      <style:text-properties officeooo:rsid="000b4f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P_VEND</text:p>
      <text:p text:style-name="P9"/>
      <text:p text:style-name="P9"><text:span text:style-name="T1">//Quels sont les sportifs (identifiant, nom et prénom) qui ont un âge entre 20 et 30 ans ?</text:span></text:p>
      <text:p text:style-name="P9"><text:span text:style-name="T1"/></text:p>
      <text:p text:style-name="P3">db.sportif.aggregate([{$match: {Age: {$gte: 20, $lte: 30}}}, {$project: {_id : 1, Nom: 1, Prenom: 1}}])</text:p>
      <text:p text:style-name="P13"/>
      <text:p text:style-name="P17">//Quels sont les gymnases de ville “Villetaneuse” ou de “Sarcelles” qui ont une surface de plus de 400 m2 ? </text:p>
      <text:p text:style-name="P17"/>
      <text:p text:style-name="P4">db.gymnase.aggregate([{$match: {$and: [{Ville: {$in : ["VILLETANEUSE", "SARCELLES"]}}, {Surface: {$gt: 400}}]}}])</text:p>
      <text:p text:style-name="P14"/>
      <text:p text:style-name="P17">//Quels sont les sportifs (identifiant et nom) qui pratiquent du handball ? </text:p>
      <text:p text:style-name="P17"/>
      <text:p text:style-name="P4">db.sportif.aggregate([{$match: {"Sports.Jouer" : "Hand ball"}}, {$project: {_id: 1, Nom: 1}}])</text:p>
      <text:p text:style-name="P17"/>
      <text:p text:style-name="P18">//Quels sportifs (identifiant et nom) ne pratiquent aucun sport ? </text:p>
      <text:p text:style-name="P18"/>
      <text:p text:style-name="P5">db.sportif.aggregate([{$match: {"Sports.Jouer" : {$exists: false }}}, {$project: {_id: 1, Nom: 1}}])</text:p>
      <text:p text:style-name="P5"/>
      <text:p text:style-name="P18">//Quels gymnases n’ont pas de séances le dimanche ?</text:p>
      <text:p text:style-name="P15"/>
      <text:p text:style-name="P5">db.gymnase.aggregate([{$match: {"Seances.Jour" : {$not: {$in : ["dimanche", "Dimanche"]}}}}])</text:p>
      <text:p text:style-name="P18"/>
      <text:p text:style-name="P19">//Quels gymnases ne proposent que des séances de basket ball ou de volley ball ?</text:p>
      <text:p text:style-name="P19"/>
      <text:p text:style-name="P1">db.gymnase.aggregate([{$match: {$nor: [ { "Seances.Libelle": { "$ne": "Basket ball" }}, { "Seances.Libelle": { "$ne": "Volley ball" }} ]}}])</text:p>
      <text:p text:style-name="P10"/>
      <text:p text:style-name="P20">//Quels sont les entraîneurs qui sont aussi joueurs ? </text:p>
      <text:p text:style-name="P20"/>
      <text:p text:style-name="P6">db.sportif.aggregate([{$match: {$and: [{"Sports.Jouer" : {$exists: true}}, {"Sports.Entrainer" : {$exists: true}}]}}])</text:p>
      <text:p text:style-name="P20"/>
      <text:p text:style-name="P20">//Pour le sportif “Kervadec” quel est le nom de son conseiller ? </text:p>
      <text:p text:style-name="P20"/>
      <text:p text:style-name="P22">//<text:span text:style-name="T2">CONSEILLER</text:span></text:p>
      <text:p text:style-name="P16"/>
      <text:p text:style-name="P6">db.sportif.aggregate({$match : {Nom: "KERVADEC"}},{$lookup: {from : "sportif", localField: "IdSportifConseiller", foreignField: "IdSportif", as : "Conseiller"}})</text:p>
      <text:p text:style-name="P6"/>
      <text:p text:style-name="P6">//<text:span text:style-name="T2">NOM DU CONSEILLER</text:span></text:p>
      <text:p text:style-name="P6"/>
      <text:p text:style-name="P6">db.sportif.aggregate({$match : {Nom: "KERVADEC"}},{$lookup: {from : "sportif", localField: "IdSportifConseiller", foreignField: "IdSportif", as : "Conseiller"}}, {$project: {"Conseiller.Nom": 1}<text:span text:style-name="T2">})</text:span></text:p>
      <text:p text:style-name="P6"/>
      <text:p text:style-name="P11"/>
      <text:p text:style-name="P11"/>
      <text:p text:style-name="P11"/>
      <text:p text:style-name="P11"/>
      <text:p text:style-name="P21"><text:soft-page-break/>Quelle est la moyenne d’âge des sportives qui pratiquent du basket ball ? </text:p>
      <text:p text:style-name="P21"/>
      <text:p text:style-name="P7">db.sportif.aggregate([{$match: {$and : [{Sexe: "F"}, {"Sports.Jouer" : "Basket ball"}]}}, {$group: {_id: null, "age_moyen" : {$avg: "$Age"}}}])</text:p>
      <text:p text:style-name="P21"/>
      <text:p text:style-name="P21">//Quels entraîneurs n’entraînent que du hand ball ou du basket ball ? </text:p>
      <text:p text:style-name="P21"/>
      <text:p text:style-name="P2">var sports = db.sportif.distinct("Sports.Entrainer")</text:p>
      <text:p text:style-name="P8">sports // affichage</text:p>
      <text:p text:style-name="P2">sports.splice(<text:span text:style-name="T3">1</text:span>, 1) //<text:span text:style-name="T3">suppression basket</text:span></text:p>
      <text:p text:style-name="P2">sports.splice(2, 1) //<text:span text:style-name="T3">suppression handball</text:span></text:p>
      <text:p text:style-name="P2"/>
      <text:p text:style-name="P2">db.sportif.aggregate([{$match: {$and: [{"Sports.Entrainer" : {$in: ["Hand ball", "Basket ball"]}}, {"Sports.Entrainer" : {$nin: sports}} ]}}])</text:p>
      <text:p text:style-name="P2"/>
      <text:p text:style-name="P21"/>
      <text:p text:style-name="P21">//Pour chaque sportif donner le nombre de sports qu’il arbitre? </text:p>
      <text:p text:style-name="P21"/>
      <text:p text:style-name="P7">db.sportif.aggregate([{$unwind: '$Sports.Arbitrer'}, {$group: {_id: '$_id', 'nb_arbitrage': { $sum: 1}}}])</text:p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5T09:07:07.064000000</meta:creation-date>
    <dc:date>2022-11-25T11:12:58.990000000</dc:date>
    <meta:editing-duration>PT3M17S</meta:editing-duration>
    <meta:editing-cycles>1</meta:editing-cycles>
    <meta:document-statistic meta:table-count="0" meta:image-count="0" meta:object-count="0" meta:page-count="2" meta:paragraph-count="30" meta:word-count="311" meta:character-count="2498" meta:non-whitespace-character-count="2209"/>
    <meta:generator>LibreOffice/6.4.1.2$Windows_X86_64 LibreOffice_project/4d224e95b98b138af42a64d84056446d09082932</meta:generator>
  </office:meta>
</office:document-meta>
</file>